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urier 10 Pitch" svg:font-family="'Courier 10 Pitch'"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OpenSymbol2" svg:font-family="OpenSymbol" style:font-family-generic="system" style:font-pitch="variable"/>
  </office:font-face-decls>
  <office:automatic-styles>
    <style:style style:name="P1" style:family="paragraph" style:parent-style-name="Standard">
      <style:paragraph-properties fo:orphans="0" fo:widows="0" fo:hyphenation-ladder-count="no-limit"/>
      <style:text-properties fo:font-size="14pt" fo:font-style="normal" style:font-size-asian="14pt" style:font-style-asian="normal" fo:hyphenate="false" fo:hyphenation-remain-char-count="2" fo:hyphenation-push-char-count="2"/>
    </style:style>
    <style:style style:name="P2" style:family="paragraph" style:parent-style-name="Standard">
      <style:text-properties fo:font-size="14pt" fo:font-weight="normal" officeooo:rsid="0017a382" officeooo:paragraph-rsid="0017a382" style:font-size-asian="14pt" style:font-weight-asian="normal" style:font-size-complex="14pt" style:font-weight-complex="normal"/>
    </style:style>
    <style:style style:name="P3" style:family="paragraph" style:parent-style-name="Standard">
      <style:paragraph-properties fo:text-align="center" style:justify-single-word="false" fo:orphans="0" fo:widows="0" fo:hyphenation-ladder-count="no-limit"/>
      <style:text-properties fo:color="#0000ff" fo:font-size="16pt" fo:font-style="normal" fo:font-weight="bold" style:font-size-asian="16pt" style:font-style-asian="normal" style:font-weight-asian="bold" fo:hyphenate="false" fo:hyphenation-remain-char-count="2" fo:hyphenation-push-char-count="2"/>
    </style:style>
    <style:style style:name="P4" style:family="paragraph" style:parent-style-name="Standard">
      <style:text-properties fo:font-size="12pt" fo:font-weight="bold" officeooo:rsid="0017a382" officeooo:paragraph-rsid="0017a382" style:font-size-asian="12pt" style:font-weight-asian="bold" style:font-size-complex="12pt" style:font-weight-complex="bold"/>
    </style:style>
    <style:style style:name="P5" style:family="paragraph" style:parent-style-name="Standard">
      <style:text-properties fo:font-size="12pt" fo:font-weight="normal" officeooo:rsid="0017a382" officeooo:paragraph-rsid="0017a382" style:font-size-asian="12pt" style:font-weight-asian="normal" style:font-size-complex="12pt" style:font-weight-complex="normal"/>
    </style:style>
    <style:style style:name="P6" style:family="paragraph" style:parent-style-name="Standard">
      <style:paragraph-properties fo:orphans="0" fo:widows="0" fo:hyphenation-ladder-count="no-limit"/>
      <style:text-properties fo:font-size="12pt" fo:font-style="normal" officeooo:rsid="0010e584" officeooo:paragraph-rsid="0010e584" style:font-size-asian="12pt" style:font-style-asian="normal" style:font-size-complex="12pt" style:font-style-complex="normal" fo:hyphenate="false" fo:hyphenation-remain-char-count="2" fo:hyphenation-push-char-count="2"/>
    </style:style>
    <style:style style:name="P7" style:family="paragraph" style:parent-style-name="Standard">
      <style:paragraph-properties fo:orphans="0" fo:widows="0" fo:hyphenation-ladder-count="no-limit"/>
      <style:text-properties fo:color="#000000" style:font-name="Liberation Serif" fo:font-size="12pt" officeooo:rsid="001e67d6" officeooo:paragraph-rsid="001e67d6" style:font-size-asian="12pt" style:font-size-complex="12pt" fo:hyphenate="false" fo:hyphenation-remain-char-count="2" fo:hyphenation-push-char-count="2"/>
    </style:style>
    <style:style style:name="P8" style:family="paragraph" style:parent-style-name="Standard">
      <style:paragraph-properties fo:orphans="0" fo:widows="0" fo:hyphenation-ladder-count="no-limit"/>
      <style:text-properties style:font-name="Liberation Serif" fo:font-size="14pt" fo:font-style="italic" fo:font-weight="bold" officeooo:rsid="0017a382" style:font-size-asian="14pt" style:font-style-asian="italic" style:font-weight-asian="bold" style:font-style-complex="italic" style:font-weight-complex="bold" fo:hyphenate="false" fo:hyphenation-remain-char-count="2" fo:hyphenation-push-char-count="2"/>
    </style:style>
    <style:style style:name="P9" style:family="paragraph" style:parent-style-name="Standard">
      <style:paragraph-properties fo:margin-left="0in" fo:margin-right="0in" fo:orphans="0" fo:widows="0" fo:hyphenation-ladder-count="no-limit" fo:text-indent="0.5in" style:auto-text-indent="false"/>
      <style:text-properties officeooo:paragraph-rsid="0013f189" fo:hyphenate="false" fo:hyphenation-remain-char-count="2" fo:hyphenation-push-char-count="2"/>
    </style:style>
    <style:style style:name="P10" style:family="paragraph" style:parent-style-name="Standard">
      <style:paragraph-properties fo:margin-left="0in" fo:margin-right="0in" fo:orphans="0" fo:widows="0" fo:hyphenation-ladder-count="no-limit" fo:text-indent="0.5in" style:auto-text-indent="false"/>
      <style:text-properties fo:font-size="14pt" officeooo:rsid="0016c182" officeooo:paragraph-rsid="0016c182" style:font-size-asian="14pt" style:font-size-complex="14pt" fo:hyphenate="false" fo:hyphenation-remain-char-count="2" fo:hyphenation-push-char-count="2"/>
    </style:style>
    <style:style style:name="P11" style:family="paragraph" style:parent-style-name="Standard">
      <style:paragraph-properties fo:margin-left="0in" fo:margin-right="0in" fo:orphans="0" fo:widows="0" fo:hyphenation-ladder-count="no-limit" fo:text-indent="0.5in" style:auto-text-indent="false"/>
      <style:text-properties fo:color="#000000" style:text-line-through-style="none" style:text-line-through-type="none" fo:font-size="12pt" fo:font-style="italic" style:text-underline-style="none" officeooo:rsid="0015ee27" officeooo:paragraph-rsid="0015ee27" style:font-size-asian="12pt" style:font-style-asian="italic" style:font-size-complex="12pt" style:font-style-complex="italic" fo:hyphenate="false" fo:hyphenation-remain-char-count="2" fo:hyphenation-push-char-count="2"/>
    </style:style>
    <style:style style:name="P12" style:family="paragraph" style:parent-style-name="Standard">
      <style:paragraph-properties fo:margin-left="0in" fo:margin-right="0in" fo:orphans="0" fo:widows="0" fo:hyphenation-ladder-count="no-limit" fo:text-indent="0.5in" style:auto-text-indent="false"/>
      <style:text-properties fo:color="#000000" style:text-line-through-style="none" style:text-line-through-type="none" fo:font-size="12pt" fo:font-style="italic" style:text-underline-style="none" fo:font-weight="bold" officeooo:rsid="0015ee27" officeooo:paragraph-rsid="0015ee27" style:font-size-asian="12pt" style:font-style-asian="italic" style:font-weight-asian="bold" style:font-size-complex="12pt" style:font-style-complex="italic" style:font-weight-complex="bold" fo:hyphenate="false" fo:hyphenation-remain-char-count="2" fo:hyphenation-push-char-count="2"/>
    </style:style>
    <style:style style:name="P13" style:family="paragraph" style:parent-style-name="Standard">
      <style:paragraph-properties fo:margin-left="0in" fo:margin-right="0in" fo:orphans="0" fo:widows="0" fo:hyphenation-ladder-count="no-limit" fo:text-indent="0.5in" style:auto-text-indent="false"/>
      <style:text-properties fo:color="#000000" style:font-name="Courier 10 Pitch" fo:font-size="12pt" officeooo:rsid="0013f189" officeooo:paragraph-rsid="0013f189" style:font-size-asian="12pt" style:font-size-complex="12pt" fo:hyphenate="false" fo:hyphenation-remain-char-count="2" fo:hyphenation-push-char-count="2"/>
    </style:style>
    <style:style style:name="P14" style:family="paragraph" style:parent-style-name="Standard">
      <style:paragraph-properties fo:margin-left="0in" fo:margin-right="0in" fo:orphans="0" fo:widows="0" fo:hyphenation-ladder-count="no-limit" fo:text-indent="0.5in" style:auto-text-indent="false"/>
      <style:text-properties fo:color="#000000" fo:font-size="12pt" officeooo:rsid="0013f189" officeooo:paragraph-rsid="0013f189" style:font-size-asian="12pt" style:font-size-complex="12pt" fo:hyphenate="false" fo:hyphenation-remain-char-count="2" fo:hyphenation-push-char-count="2"/>
    </style:style>
    <style:style style:name="P15" style:family="paragraph" style:parent-style-name="Standard">
      <style:paragraph-properties fo:margin-left="0in" fo:margin-right="0in" fo:orphans="0" fo:widows="0" fo:hyphenation-ladder-count="no-limit" fo:text-indent="0.5in" style:auto-text-indent="false"/>
      <style:text-properties fo:color="#000000" fo:font-size="12pt" officeooo:rsid="0015ee27" officeooo:paragraph-rsid="0015ee27" style:font-size-asian="12pt" style:font-size-complex="12pt" fo:hyphenate="false" fo:hyphenation-remain-char-count="2" fo:hyphenation-push-char-count="2"/>
    </style:style>
    <style:style style:name="P16" style:family="paragraph" style:parent-style-name="Standard">
      <style:paragraph-properties fo:margin-left="0in" fo:margin-right="0in" fo:orphans="0" fo:widows="0" fo:hyphenation-ladder-count="no-limit" fo:text-indent="0.5in" style:auto-text-indent="false"/>
      <style:text-properties fo:color="#000000" style:font-name="Liberation Serif" fo:font-size="12pt" officeooo:rsid="001e67d6" officeooo:paragraph-rsid="001e8ebd" style:font-size-asian="12pt" style:font-size-complex="12pt" fo:hyphenate="false" fo:hyphenation-remain-char-count="2" fo:hyphenation-push-char-count="2"/>
    </style:style>
    <style:style style:name="P17" style:family="paragraph" style:parent-style-name="Standard">
      <style:paragraph-properties fo:margin-left="0in" fo:margin-right="0in" fo:orphans="0" fo:widows="0" fo:hyphenation-ladder-count="no-limit" fo:text-indent="0.5in" style:auto-text-indent="false"/>
      <style:text-properties style:font-name="Courier 10 Pitch" fo:font-size="12pt" fo:font-style="normal" fo:font-weight="normal" officeooo:rsid="0017a382" officeooo:paragraph-rsid="0017a382" style:font-size-asian="12pt" style:font-style-asian="normal" style:font-weight-asian="normal" style:font-size-complex="12pt" style:font-style-complex="normal" style:font-weight-complex="normal" fo:hyphenate="false" fo:hyphenation-remain-char-count="2" fo:hyphenation-push-char-count="2"/>
    </style:style>
    <style:style style:name="P18" style:family="paragraph" style:parent-style-name="Standard">
      <style:paragraph-properties fo:margin-left="0in" fo:margin-right="0in" fo:orphans="0" fo:widows="0" fo:hyphenation-ladder-count="no-limit" fo:text-indent="0.5in" style:auto-text-indent="false"/>
      <style:text-properties fo:font-size="12pt" officeooo:rsid="0013f189" officeooo:paragraph-rsid="0013f189" style:font-size-asian="12pt" style:font-size-complex="12pt" fo:hyphenate="false" fo:hyphenation-remain-char-count="2" fo:hyphenation-push-char-count="2"/>
    </style:style>
    <style:style style:name="P19" style:family="paragraph" style:parent-style-name="Standard">
      <style:paragraph-properties fo:margin-left="0in" fo:margin-right="0in" fo:orphans="0" fo:widows="0" fo:hyphenation-ladder-count="no-limit" fo:text-indent="0.5in" style:auto-text-indent="false"/>
      <style:text-properties fo:font-size="12pt" officeooo:rsid="0013f189" officeooo:paragraph-rsid="0015ee27" style:font-size-asian="12pt" style:font-size-complex="12pt" fo:hyphenate="false" fo:hyphenation-remain-char-count="2" fo:hyphenation-push-char-count="2"/>
    </style:style>
    <style:style style:name="P20" style:family="paragraph" style:parent-style-name="Standard">
      <style:paragraph-properties fo:margin-left="0in" fo:margin-right="0in" fo:orphans="0" fo:widows="0" fo:hyphenation-ladder-count="no-limit" fo:text-indent="0.5in" style:auto-text-indent="false"/>
      <style:text-properties fo:font-size="12pt" style:font-size-asian="12pt" style:font-size-complex="12pt" fo:hyphenate="false" fo:hyphenation-remain-char-count="2" fo:hyphenation-push-char-count="2"/>
    </style:style>
    <style:style style:name="P21" style:family="paragraph" style:parent-style-name="Standard">
      <style:paragraph-properties fo:margin-left="0in" fo:margin-right="0in" fo:orphans="0" fo:widows="0" fo:hyphenation-ladder-count="no-limit" fo:text-indent="0.5in" style:auto-text-indent="false"/>
      <style:text-properties fo:font-size="12pt" officeooo:rsid="0015ee27" officeooo:paragraph-rsid="0015ee27" style:font-size-asian="12pt" style:font-size-complex="12pt" fo:hyphenate="false" fo:hyphenation-remain-char-count="2" fo:hyphenation-push-char-count="2"/>
    </style:style>
    <style:style style:name="P22" style:family="paragraph" style:parent-style-name="Standard">
      <style:paragraph-properties fo:margin-left="0in" fo:margin-right="0in" fo:orphans="0" fo:widows="0" fo:hyphenation-ladder-count="no-limit" fo:text-indent="0.5in" style:auto-text-indent="false"/>
      <style:text-properties fo:font-size="12pt" officeooo:rsid="0016c182" officeooo:paragraph-rsid="0016c182" style:font-size-asian="12pt" style:font-size-complex="12pt" fo:hyphenate="false" fo:hyphenation-remain-char-count="2" fo:hyphenation-push-char-count="2"/>
    </style:style>
    <style:style style:name="P23" style:family="paragraph" style:parent-style-name="Standard">
      <style:paragraph-properties fo:margin-left="0in" fo:margin-right="0in" fo:orphans="0" fo:widows="0" fo:hyphenation-ladder-count="no-limit" fo:text-indent="0.5in" style:auto-text-indent="false"/>
      <style:text-properties fo:font-size="12pt" fo:font-style="normal" fo:font-weight="normal" officeooo:rsid="0016c182" officeooo:paragraph-rsid="0016c182" style:font-size-asian="12pt" style:font-style-asian="normal" style:font-weight-asian="normal" style:font-size-complex="12pt" style:font-style-complex="normal" style:font-weight-complex="normal" fo:hyphenate="false" fo:hyphenation-remain-char-count="2" fo:hyphenation-push-char-count="2"/>
    </style:style>
    <style:style style:name="P24" style:family="paragraph" style:parent-style-name="Standard">
      <style:paragraph-properties fo:margin-left="0in" fo:margin-right="0in" fo:orphans="0" fo:widows="0" fo:hyphenation-ladder-count="no-limit" fo:text-indent="0.5in" style:auto-text-indent="false"/>
      <style:text-properties fo:font-size="12pt" fo:font-style="normal" fo:font-weight="normal" officeooo:rsid="0017a382" officeooo:paragraph-rsid="0017a382" style:font-size-asian="12pt" style:font-style-asian="normal" style:font-weight-asian="normal" style:font-size-complex="12pt" style:font-style-complex="normal" style:font-weight-complex="normal" fo:hyphenate="false" fo:hyphenation-remain-char-count="2" fo:hyphenation-push-char-count="2"/>
    </style:style>
    <style:style style:name="P25" style:family="paragraph" style:parent-style-name="Standard">
      <style:paragraph-properties fo:margin-left="0in" fo:margin-right="0in" fo:orphans="0" fo:widows="0" fo:hyphenation-ladder-count="no-limit" fo:text-indent="0.5in" style:auto-text-indent="false"/>
      <style:text-properties fo:font-size="12pt" fo:font-style="normal" officeooo:rsid="0017a382" officeooo:paragraph-rsid="0017a382" style:font-size-asian="12pt" style:font-style-asian="normal" style:font-size-complex="12pt" fo:hyphenate="false" fo:hyphenation-remain-char-count="2" fo:hyphenation-push-char-count="2"/>
    </style:style>
    <style:style style:name="P26" style:family="paragraph" style:parent-style-name="Standard" style:master-page-name="">
      <loext:graphic-properties draw:fill="none"/>
      <style:paragraph-properties fo:margin-left="0in" fo:margin-right="0in" fo:text-align="start" style:justify-single-word="false" fo:orphans="0" fo:widows="0" fo:hyphenation-ladder-count="no-limit" fo:text-indent="0.5in" style:auto-text-indent="false" style:page-number="auto" style:writing-mode="lr-tb"/>
      <style:text-properties fo:font-size="12pt" fo:font-style="normal" officeooo:rsid="0017a382" officeooo:paragraph-rsid="0017a382" style:font-size-asian="12pt" style:font-style-asian="normal" style:font-size-complex="12pt" style:font-style-complex="normal" fo:hyphenate="false" fo:hyphenation-remain-char-count="2" fo:hyphenation-push-char-count="2"/>
    </style:style>
    <style:style style:name="P27" style:family="paragraph" style:parent-style-name="Standard" style:master-page-name="">
      <loext:graphic-properties draw:fill="none"/>
      <style:paragraph-properties fo:margin-left="0in" fo:margin-right="0in" fo:text-align="start" style:justify-single-word="false" fo:orphans="0" fo:widows="0" fo:hyphenation-ladder-count="no-limit" fo:text-indent="0.5in" style:auto-text-indent="false" style:page-number="auto" style:writing-mode="lr-tb"/>
      <style:text-properties fo:color="#000000" style:font-name="Liberation Serif" fo:font-size="12pt" officeooo:rsid="001e67d6" officeooo:paragraph-rsid="001e67d6" style:font-size-asian="12pt" style:font-size-complex="12pt" fo:hyphenate="false" fo:hyphenation-remain-char-count="2" fo:hyphenation-push-char-count="2"/>
    </style:style>
    <style:style style:name="P28" style:family="paragraph" style:parent-style-name="Standard">
      <loext:graphic-properties draw:fill="none"/>
      <style:paragraph-properties fo:margin-left="0in" fo:margin-right="0in" fo:text-align="start" style:justify-single-word="false" fo:orphans="0" fo:widows="0" fo:hyphenation-ladder-count="no-limit" fo:text-indent="0.5in" style:auto-text-indent="false" style:writing-mode="lr-tb"/>
      <style:text-properties fo:font-size="12pt" fo:font-style="normal" officeooo:rsid="0017a382" officeooo:paragraph-rsid="0017a382" style:font-size-asian="12pt" style:font-style-asian="normal" style:font-size-complex="12pt" style:font-style-complex="normal" fo:hyphenate="false" fo:hyphenation-remain-char-count="2" fo:hyphenation-push-char-count="2"/>
    </style:style>
    <style:style style:name="P29" style:family="paragraph" style:parent-style-name="Standard">
      <loext:graphic-properties draw:fill="none"/>
      <style:paragraph-properties fo:margin-left="0in" fo:margin-right="0in" fo:text-align="start" style:justify-single-word="false" fo:orphans="0" fo:widows="0" fo:hyphenation-ladder-count="no-limit" fo:text-indent="0.5in" style:auto-text-indent="false" style:writing-mode="lr-tb"/>
      <style:text-properties fo:font-size="12pt" fo:font-style="italic" fo:font-weight="bold" officeooo:rsid="0017a382" officeooo:paragraph-rsid="0017a382" style:font-size-asian="12pt" style:font-style-asian="italic" style:font-weight-asian="bold" style:font-size-complex="12pt" style:font-style-complex="italic" style:font-weight-complex="bold" fo:hyphenate="false" fo:hyphenation-remain-char-count="2" fo:hyphenation-push-char-count="2"/>
    </style:style>
    <style:style style:name="P30" style:family="paragraph" style:parent-style-name="Standard">
      <loext:graphic-properties draw:fill="none"/>
      <style:paragraph-properties fo:margin-left="0in" fo:margin-right="0in" fo:text-align="start" style:justify-single-word="false" fo:orphans="0" fo:widows="0" fo:hyphenation-ladder-count="no-limit" fo:text-indent="0.5in" style:auto-text-indent="false" style:writing-mode="lr-tb"/>
      <style:text-properties fo:font-size="12pt" fo:font-style="italic" officeooo:rsid="0017a382" officeooo:paragraph-rsid="0017a382" style:font-size-asian="12pt" style:font-style-asian="italic" style:font-size-complex="12pt" style:font-style-complex="italic" fo:hyphenate="false" fo:hyphenation-remain-char-count="2" fo:hyphenation-push-char-count="2"/>
    </style:style>
    <style:style style:name="P31" style:family="paragraph" style:parent-style-name="Standard">
      <loext:graphic-properties draw:fill="none"/>
      <style:paragraph-properties fo:margin-left="0in" fo:margin-right="0in" fo:text-align="start" style:justify-single-word="false" fo:orphans="0" fo:widows="0" fo:hyphenation-ladder-count="no-limit" fo:text-indent="0.5in" style:auto-text-indent="false" style:writing-mode="lr-tb"/>
      <style:text-properties style:font-name="Courier 10 Pitch" fo:font-size="12pt" fo:font-style="normal" officeooo:rsid="0017a382" officeooo:paragraph-rsid="0017a382" style:font-size-asian="12pt" style:font-style-asian="normal" style:font-size-complex="12pt" style:font-style-complex="normal" fo:hyphenate="false" fo:hyphenation-remain-char-count="2" fo:hyphenation-push-char-count="2"/>
    </style:style>
    <style:style style:name="P32" style:family="paragraph" style:parent-style-name="Standard">
      <loext:graphic-properties draw:fill="none"/>
      <style:paragraph-properties fo:margin-left="0in" fo:margin-right="0in" fo:text-align="start" style:justify-single-word="false" fo:orphans="0" fo:widows="0" fo:hyphenation-ladder-count="no-limit" fo:text-indent="0.5in" style:auto-text-indent="false" style:writing-mode="lr-tb"/>
      <style:text-properties fo:color="#000000" style:font-name="Liberation Serif" fo:font-size="12pt" officeooo:rsid="001e67d6" officeooo:paragraph-rsid="001e67d6" style:font-size-asian="12pt" style:font-size-complex="12pt" fo:hyphenate="false" fo:hyphenation-remain-char-count="2" fo:hyphenation-push-char-count="2"/>
    </style:style>
    <style:style style:name="P33" style:family="paragraph" style:parent-style-name="Standard">
      <loext:graphic-properties draw:fill="none"/>
      <style:paragraph-properties fo:margin-left="0in" fo:margin-right="0in" fo:text-align="start" style:justify-single-word="false" fo:orphans="0" fo:widows="0" fo:hyphenation-ladder-count="no-limit" fo:text-indent="0.5in" style:auto-text-indent="false" style:writing-mode="lr-tb"/>
      <style:text-properties fo:color="#000000" style:font-name="Courier 10 Pitch" fo:font-size="12pt" officeooo:rsid="001e67d6" officeooo:paragraph-rsid="001e67d6" style:font-size-asian="12pt" style:font-size-complex="12pt" fo:hyphenate="false" fo:hyphenation-remain-char-count="2" fo:hyphenation-push-char-count="2"/>
    </style:style>
    <style:style style:name="P34" style:family="paragraph" style:parent-style-name="Heading_20_2">
      <style:text-properties fo:color="#0000ff"/>
    </style:style>
    <style:style style:name="P35" style:family="paragraph" style:parent-style-name="Heading_20_2">
      <style:text-properties fo:color="#0000ff" officeooo:rsid="0016c182" officeooo:paragraph-rsid="0016c182"/>
    </style:style>
    <style:style style:name="P36" style:family="paragraph" style:parent-style-name="Preformatted_20_Text" style:master-page-name="">
      <loext:graphic-properties draw:fill="none"/>
      <style:paragraph-properties fo:margin-left="0in" fo:margin-right="0in" fo:text-align="start" style:justify-single-word="false" fo:orphans="0" fo:widows="0" fo:hyphenation-ladder-count="no-limit" fo:text-indent="0in" style:auto-text-indent="false" style:page-number="auto" style:writing-mode="lr-tb"/>
      <style:text-properties fo:font-variant="normal" fo:text-transform="none" fo:color="#000000" style:font-name="Courier 10 Pitch" fo:font-size="12pt" fo:letter-spacing="normal" fo:font-style="normal" fo:font-weight="normal" officeooo:rsid="0013f189" officeooo:paragraph-rsid="0013f189" fo:background-color="transparent" style:font-size-asian="12pt" style:font-size-complex="12pt" fo:hyphenate="false" fo:hyphenation-remain-char-count="2" fo:hyphenation-push-char-count="2"/>
    </style:style>
    <style:style style:name="P37" style:family="paragraph" style:parent-style-name="Preformatted_20_Text">
      <style:paragraph-properties fo:widows="1"/>
      <style:text-properties fo:font-variant="normal" fo:text-transform="none" fo:color="#000000" style:font-name="Courier 10 Pitch" fo:font-size="12pt" fo:letter-spacing="normal" fo:background-color="transparent" style:font-size-asian="12pt" style:font-size-complex="12pt"/>
    </style:style>
    <style:style style:name="P38" style:family="paragraph" style:parent-style-name="Preformatted_20_Text">
      <style:paragraph-properties fo:margin-top="0in" fo:margin-bottom="0.1965in" loext:contextual-spacing="false" fo:widows="1"/>
      <style:text-properties fo:font-variant="normal" fo:text-transform="none" fo:color="#000000" style:font-name="Courier 10 Pitch" fo:font-size="12pt" fo:letter-spacing="normal" fo:font-style="normal" fo:font-weight="normal" fo:background-color="transparent" style:font-size-asian="12pt" style:font-size-complex="12pt"/>
    </style:style>
    <style:style style:name="P39" style:family="paragraph" style:parent-style-name="Standard" style:list-style-name="L1">
      <style:paragraph-properties fo:orphans="0" fo:widows="0" fo:hyphenation-ladder-count="no-limit"/>
      <style:text-properties fo:color="#000000" style:font-name="Courier 10 Pitch" fo:font-size="12pt" officeooo:rsid="0015ee27" officeooo:paragraph-rsid="0015ee27" style:font-size-asian="12pt" style:font-size-complex="12pt" fo:hyphenate="false" fo:hyphenation-remain-char-count="2" fo:hyphenation-push-char-count="2"/>
    </style:style>
    <style:style style:name="P40" style:family="paragraph" style:parent-style-name="Standard" style:list-style-name="L1">
      <style:paragraph-properties fo:orphans="0" fo:widows="0" fo:hyphenation-ladder-count="no-limit"/>
      <style:text-properties fo:color="#000000" fo:font-size="12pt" officeooo:rsid="0015ee27" officeooo:paragraph-rsid="0015ee27" style:font-size-asian="12pt" style:font-size-complex="12pt" fo:hyphenate="false" fo:hyphenation-remain-char-count="2" fo:hyphenation-push-char-count="2"/>
    </style:style>
    <style:style style:name="P41" style:family="paragraph" style:parent-style-name="Standard" style:list-style-name="L1">
      <style:paragraph-properties fo:orphans="0" fo:widows="0" fo:hyphenation-ladder-count="no-limit"/>
      <style:text-properties fo:color="#000000" fo:font-size="12pt" officeooo:rsid="0016c182" officeooo:paragraph-rsid="0016c182" style:font-size-asian="12pt" style:font-size-complex="12pt" fo:hyphenate="false" fo:hyphenation-remain-char-count="2" fo:hyphenation-push-char-count="2"/>
    </style:style>
    <style:style style:name="P42" style:family="paragraph" style:parent-style-name="Standard" style:list-style-name="L1">
      <style:paragraph-properties fo:orphans="0" fo:widows="0" fo:hyphenation-ladder-count="no-limit"/>
      <style:text-properties style:font-name="Courier 10 Pitch" fo:font-size="12pt" officeooo:rsid="0015ee27" officeooo:paragraph-rsid="0015ee27" style:font-size-asian="12pt" style:font-size-complex="12pt" fo:hyphenate="false" fo:hyphenation-remain-char-count="2" fo:hyphenation-push-char-count="2"/>
    </style:style>
    <style:style style:name="P43" style:family="paragraph" style:parent-style-name="Standard" style:list-style-name="L2">
      <style:paragraph-properties fo:orphans="0" fo:widows="0" fo:hyphenation-ladder-count="no-limit"/>
      <style:text-properties style:font-name="Courier 10 Pitch" fo:font-size="12pt" officeooo:rsid="0016c182" officeooo:paragraph-rsid="0016c182" style:font-size-asian="12pt" style:font-size-complex="12pt" fo:hyphenate="false" fo:hyphenation-remain-char-count="2" fo:hyphenation-push-char-count="2"/>
    </style:style>
    <style:style style:name="P44" style:family="paragraph" style:parent-style-name="Standard" style:list-style-name="L1">
      <style:paragraph-properties fo:orphans="0" fo:widows="0" fo:hyphenation-ladder-count="no-limit"/>
      <style:text-properties fo:font-size="12pt" officeooo:rsid="0016c182" officeooo:paragraph-rsid="0016c182" style:font-size-asian="12pt" style:font-size-complex="12pt" fo:hyphenate="false" fo:hyphenation-remain-char-count="2" fo:hyphenation-push-char-count="2"/>
    </style:style>
    <style:style style:name="P45" style:family="paragraph" style:parent-style-name="Standard" style:list-style-name="L2">
      <style:paragraph-properties fo:orphans="0" fo:widows="0" fo:hyphenation-ladder-count="no-limit"/>
      <style:text-properties fo:font-size="12pt" officeooo:rsid="0016c182" officeooo:paragraph-rsid="0016c182" style:font-size-asian="12pt" style:font-size-complex="12pt" fo:hyphenate="false" fo:hyphenation-remain-char-count="2" fo:hyphenation-push-char-count="2"/>
    </style:style>
    <style:style style:name="P46" style:family="paragraph" style:parent-style-name="Standard" style:list-style-name="L3">
      <loext:graphic-properties draw:fill="none"/>
      <style:paragraph-properties fo:text-align="start" style:justify-single-word="false" fo:orphans="0" fo:widows="0" fo:hyphenation-ladder-count="no-limit" style:writing-mode="lr-tb"/>
      <style:text-properties fo:font-size="12pt" fo:font-style="italic" fo:font-weight="normal" officeooo:rsid="0017a382" officeooo:paragraph-rsid="0017a382" style:font-size-asian="12pt" style:font-style-asian="italic" style:font-weight-asian="normal" style:font-size-complex="12pt" style:font-style-complex="italic" style:font-weight-complex="normal" fo:hyphenate="false" fo:hyphenation-remain-char-count="2" fo:hyphenation-push-char-count="2"/>
    </style:style>
    <style:style style:name="P47" style:family="paragraph" style:parent-style-name="Standard" style:list-style-name="L3">
      <loext:graphic-properties draw:fill="none"/>
      <style:paragraph-properties fo:text-align="start" style:justify-single-word="false" fo:orphans="0" fo:widows="0" fo:hyphenation-ladder-count="no-limit" style:writing-mode="lr-tb"/>
      <style:text-properties style:font-name="Liberation Serif" fo:font-size="12pt" fo:font-style="italic" fo:font-weight="normal" officeooo:rsid="001b6fae" officeooo:paragraph-rsid="001b6fae" style:font-size-asian="12pt" style:font-style-asian="italic" style:font-weight-asian="normal" style:font-size-complex="12pt" style:font-style-complex="italic" style:font-weight-complex="normal" fo:hyphenate="false" fo:hyphenation-remain-char-count="2" fo:hyphenation-push-char-count="2"/>
    </style:style>
    <style:style style:name="P48" style:family="paragraph" style:parent-style-name="Standard" style:list-style-name="L3">
      <loext:graphic-properties draw:fill="none"/>
      <style:paragraph-properties fo:text-align="start" style:justify-single-word="false" fo:orphans="0" fo:widows="0" fo:hyphenation-ladder-count="no-limit" style:writing-mode="lr-tb"/>
      <style:text-properties style:font-name="Liberation Serif" fo:font-size="12pt" fo:font-style="italic" fo:font-weight="normal" officeooo:rsid="0017a382" officeooo:paragraph-rsid="0017a382" style:font-size-asian="12pt" style:font-style-asian="italic" style:font-weight-asian="normal" style:font-size-complex="12pt" style:font-style-complex="italic" style:font-weight-complex="normal" fo:hyphenate="false" fo:hyphenation-remain-char-count="2" fo:hyphenation-push-char-count="2"/>
    </style:style>
    <style:style style:name="P49" style:family="paragraph" style:parent-style-name="Standard" style:list-style-name="L3">
      <loext:graphic-properties draw:fill="none"/>
      <style:paragraph-properties fo:text-align="start" style:justify-single-word="false" fo:orphans="0" fo:widows="0" fo:hyphenation-ladder-count="no-limit" style:writing-mode="lr-tb"/>
      <style:text-properties style:font-name="Liberation Serif" fo:font-size="12pt" fo:font-style="italic" style:text-underline-style="solid" style:text-underline-width="auto" style:text-underline-color="font-color" fo:font-weight="bold" officeooo:rsid="001b77bf" officeooo:paragraph-rsid="001b77bf" style:font-size-asian="12pt" style:font-style-asian="italic" style:font-weight-asian="bold" style:font-size-complex="12pt" style:font-style-complex="italic" style:font-weight-complex="bold" fo:hyphenate="false" fo:hyphenation-remain-char-count="2" fo:hyphenation-push-char-count="2"/>
    </style:style>
    <style:style style:name="P50" style:family="paragraph" style:parent-style-name="Heading_20_1" style:list-style-name="WWNum1" style:master-page-name="Standard">
      <style:paragraph-properties fo:margin-left="0.5in" fo:margin-right="0in" fo:margin-top="0.1665in" fo:margin-bottom="0.0835in" loext:contextual-spacing="false" fo:text-align="center" style:justify-single-word="false" fo:text-indent="-0.25in" style:auto-text-indent="false" style:page-number="auto" fo:keep-with-next="always">
        <style:tab-stops/>
      </style:paragraph-properties>
      <style:text-properties fo:color="#0000ff" officeooo:rsid="0017a382" officeooo:paragraph-rsid="0017a382"/>
    </style:style>
    <style:style style:name="T1" style:family="text">
      <style:text-properties fo:font-weight="normal" style:font-weight-asian="normal" style:font-weight-complex="normal"/>
    </style:style>
    <style:style style:name="T2" style:family="text">
      <style:text-properties fo:font-weight="normal" style:font-weight-asian="normal" style:font-style-complex="normal" style:font-weight-complex="normal"/>
    </style:style>
    <style:style style:name="T3" style:family="text">
      <style:text-properties fo:color="#000000"/>
    </style:style>
    <style:style style:name="T4" style:family="text">
      <style:text-properties fo:color="#000000" officeooo:rsid="0015ee27"/>
    </style:style>
    <style:style style:name="T5" style:family="text">
      <style:text-properties fo:color="#000000" style:font-name="Courier 10 Pitch"/>
    </style:style>
    <style:style style:name="T6" style:family="text">
      <style:text-properties fo:color="#000000" style:font-name="Courier 10 Pitch" officeooo:rsid="0015ee27"/>
    </style:style>
    <style:style style:name="T7" style:family="text">
      <style:text-properties fo:color="#000000" officeooo:rsid="0016c182"/>
    </style:style>
    <style:style style:name="T8" style:family="text">
      <style:text-properties fo:color="#000000" fo:font-size="12pt" officeooo:rsid="0013f189" style:font-size-asian="12pt" style:font-size-complex="12pt"/>
    </style:style>
    <style:style style:name="T9" style:family="text">
      <style:text-properties fo:font-style="normal" fo:font-weight="normal"/>
    </style:style>
    <style:style style:name="T10" style:family="text">
      <style:text-properties style:font-name="Courier 10 Pitch"/>
    </style:style>
    <style:style style:name="T11" style:family="text">
      <style:text-properties style:font-name="Courier 10 Pitch" fo:font-weight="normal" style:font-weight-asian="normal" style:font-style-complex="normal" style:font-weight-complex="normal"/>
    </style:style>
    <style:style style:name="T12" style:family="text">
      <style:text-properties officeooo:rsid="0016c182"/>
    </style:style>
    <style:style style:name="T13" style:family="text">
      <style:text-properties officeooo:rsid="0017a382"/>
    </style:style>
    <style:style style:name="T14" style:family="text">
      <style:text-properties style:font-name="Liberation Serif"/>
    </style:style>
    <style:style style:name="T15" style:family="text">
      <style:text-properties fo:font-size="12pt" style:font-size-asian="12pt" style:font-size-complex="12pt"/>
    </style:style>
    <style:style style:name="T16" style:family="text">
      <style:text-properties fo:font-size="12pt" officeooo:rsid="0013f189" style:font-size-asian="12pt" style:font-size-complex="12pt"/>
    </style:style>
    <style:style style:name="T17" style:family="text">
      <style:text-properties officeooo:rsid="0019d394"/>
    </style:style>
    <style:style style:name="T18" style:family="text">
      <style:text-properties officeooo:rsid="001b77bf"/>
    </style:style>
    <style:style style:name="T19" style:family="text">
      <style:text-properties officeooo:rsid="001c8f23"/>
    </style:style>
    <style:style style:name="T20" style:family="text">
      <style:text-properties officeooo:rsid="001ede38"/>
    </style:style>
    <style:style style:name="T21" style:family="text">
      <style:text-properties officeooo:rsid="0020dc6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799947311074445851" text:style-name="WWNum1">
        <text:list-item>
          <text:h text:style-name="P50" text:outline-level="1">Developer candidate test</text:h>
        </text:list-item>
      </text:list>
      <text:p text:style-name="P4">Note: <text:span text:style-name="T1">you should have received a network login and password for this test.</text:span></text:p>
      <text:p text:style-name="P5">IGNORE ANY INSTRUCTIONS IN THE FILE THAT YOU MIGHT HAVE RECEIVED ALONG WITH THE CREDENTIALS.</text:p>
      <text:p text:style-name="P2"/>
      <text:p text:style-name="P34">Installation</text:p>
      <text:p text:style-name="P16">First install Docker-Compose, you can download them from here: <text:a xlink:type="simple" xlink:href="https://www.docker.com/products/docker-compose" text:style-name="Internet_20_link" text:visited-style-name="Visited_20_Internet_20_Link">https://www.docker.com/products/docker-compose</text:a></text:p>
      <text:p text:style-name="P7"/>
      <text:p text:style-name="P27">Create container<text:span text:style-name="T20">s</text:span>:</text:p>
      <text:p text:style-name="P32"/>
      <text:p text:style-name="P33">docker-compose build</text:p>
      <text:p text:style-name="P32"/>
      <text:p text:style-name="P32">Run the application:</text:p>
      <text:p text:style-name="P32"/>
      <text:p text:style-name="P33">docker-compose up</text:p>
      <text:p text:style-name="P32"/>
      <text:p text:style-name="P32">Visit: <text:a xlink:type="simple" xlink:href="http://localhost:5050/list-fetchers" text:style-name="Internet_20_link" text:visited-style-name="Visited_20_Internet_20_Link">http://localhost:5050/list-fetchers</text:a></text:p>
      <text:p text:style-name="P20"/>
      <text:p text:style-name="P20"/>
      <text:p text:style-name="P35">Task overview</text:p>
      <text:p text:style-name="P18">You can start the application by typing:</text:p>
      <text:p text:style-name="P18"/>
      <text:p text:style-name="P13">python server.py</text:p>
      <text:p text:style-name="P20"/>
      <text:p text:style-name="P9"><text:span text:style-name="T16">After starting the application visit </text:span><text:a xlink:type="simple" xlink:href="http://localhost:5050/list-fetchers" text:style-name="Internet_20_link" text:visited-style-name="Visited_20_Internet_20_Link"><text:span text:style-name="T15">http://localhost:5050/list-fetchers</text:span></text:a><text:span text:style-name="T8">, you will see a list of known fetchers:</text:span></text:p>
      <text:p text:style-name="P14"/>
      <text:p text:style-name="P36">[</text:p>
      <text:p text:style-name="P37"><text:s text:c="4"/><text:span text:style-name="T9">{</text:span></text:p>
      <text:p text:style-name="P37"><text:s text:c="8"/><text:span text:style-name="T9">"logins": [</text:span></text:p>
      <text:p text:style-name="P37"><text:s text:c="12"/><text:span text:style-name="T9">"ALLDAYMEDIA"</text:span></text:p>
      <text:p text:style-name="P37"><text:s text:c="8"/><text:span text:style-name="T9">],</text:span></text:p>
      <text:p text:style-name="P37"><text:s text:c="8"/><text:span text:style-name="T9">"network_id": "revcontent.com",</text:span></text:p>
      <text:p text:style-name="P37"><text:s text:c="8"/><text:span text:style-name="T9">"title": "RevContent"</text:span></text:p>
      <text:p text:style-name="P37"><text:s text:c="4"/><text:span text:style-name="T9">},</text:span></text:p>
      <text:p text:style-name="P37"><text:s text:c="4"/><text:span text:style-name="T9">{</text:span></text:p>
      <text:p text:style-name="P37"><text:s text:c="8"/><text:span text:style-name="T9">"logins": [</text:span></text:p>
      <text:p text:style-name="P37"><text:s text:c="12"/><text:span text:style-name="T9">"LOGIN"</text:span></text:p>
      <text:p text:style-name="P37"><text:s text:c="8"/><text:span text:style-name="T9">],</text:span></text:p>
      <text:p text:style-name="P37"><text:s text:c="8"/><text:span text:style-name="T9">"network_id": "example-fetcher.com",</text:span></text:p>
      <text:p text:style-name="P37"><text:s text:c="8"/><text:span text:style-name="T9">"title": "Example Fetcher"</text:span></text:p>
      <text:p text:style-name="P37"><text:s text:c="4"/><text:span text:style-name="T9">}</text:span></text:p>
      <text:p text:style-name="P38">]</text:p>
      <text:p text:style-name="P19"><text:span text:style-name="T3">If you look into “</text:span><text:span text:style-name="T4">apps/ans/fetchers/__init__.py” you will see 2 fetcher classes are imported there. The 2 classes are in the same folder, and if you look at them, you'll see that the JSON above </text:span><text:soft-page-break/><text:span text:style-name="T4">shows fetchers' </text:span><text:span text:style-name="T6">title</text:span><text:span text:style-name="T4"> </text:span><text:span text:style-name="T6">and network_id</text:span><text:span text:style-name="T4"> fields from those files.</text:span></text:p>
      <text:p text:style-name="P15">The “credentials.py” file inside top folder of the application contains credentials for the networks, only logins from the file are shown in the above JSON.</text:p>
      <text:p text:style-name="P15"/>
      <text:p text:style-name="P11">In this developer candidate test you are required to write a new fetcher, for that you will have to create a new fetcher file, import it in the “__init__.py” file and add your credentials that should have been given to you to the “credentials.py” file.</text:p>
      <text:p text:style-name="P12">DO NOT MAKE ANY CHANGES TO ANY OTHER FILES.</text:p>
      <text:p text:style-name="P15"/>
      <text:p text:style-name="P35">Passing arguments to a fetcher</text:p>
      <text:p text:style-name="P21"><text:span text:style-name="T3">Lets take for example the “example_fetcher_com”, in order to get data from the fetcher you have to provide this </text:span><text:span text:style-name="T7">arguments</text:span><text:span text:style-name="T3">:</text:span></text:p>
      <text:list xml:id="list5523471052911753880" text:style-name="L1">
        <text:list-item>
          <text:p text:style-name="P39">date-start</text:p>
        </text:list-item>
        <text:list-item>
          <text:p text:style-name="P39">date-end</text:p>
          <text:p text:style-name="P40">“date-start” and “date-end” parameters should be given in ISO format.</text:p>
        </text:list-item>
        <text:list-item>
          <text:p text:style-name="P42"><text:span text:style-name="T7">n</text:span><text:span text:style-name="T3">etwork-id</text:span></text:p>
          <text:p text:style-name="P44"><text:span text:style-name="T3">This attribute should be the same as </text:span><text:span text:style-name="T5">NETWORK_ID</text:span><text:span text:style-name="T3"> property of the thetcher class that you want to use.</text:span></text:p>
        </text:list-item>
        <text:list-item>
          <text:p text:style-name="P42"><text:span text:style-name="T7">l</text:span><text:span text:style-name="T3">ogin</text:span></text:p>
          <text:p text:style-name="P41">Any of the logins from the “credentials.py” file for the specified fetcher.</text:p>
        </text:list-item>
      </text:list>
      <text:p text:style-name="P20"/>
      <text:p text:style-name="P22">You can pass the arguments as simple GET arguments like this:</text:p>
      <text:p text:style-name="P22"/>
      <text:p text:style-name="P10"><text:a xlink:type="simple" xlink:href="http://localhost:5050/get?date-start=2016-01-01&amp;date-end=2016-01-10&amp;network-id=example-fetcher.com&amp;login=example-login" text:style-name="Internet_20_link" text:visited-style-name="Visited_20_Internet_20_Link"><text:span text:style-name="T15">http://localhost:5050/get?date-start=2016-01-01&amp;date-end=2016-01-10&amp;network-id=example-fetcher.com&amp;login=example-login</text:span></text:a></text:p>
      <text:p text:style-name="P22"/>
      <text:p text:style-name="P22">Visit the link, you should see data returned by the fetcher.</text:p>
      <text:p text:style-name="P22"/>
      <text:p text:style-name="P34">Work-flow <text:span text:style-name="T12">and expected return value of the fetcher</text:span></text:p>
      <text:p text:style-name="P22">When GET request like shown above is made, first the application looks at the give login and network id and gets the password from the dictionary. Provided dates are converted to <text:span text:style-name="T10">datetime</text:span> objects.</text:p>
      <text:p text:style-name="P22">Then an object of fetcher class that hase the same network id as given is created. Then fetcher's <text:span text:style-name="T10">fetch</text:span> method is called with a dictionary containing this data:</text:p>
      <text:list xml:id="list8351559986890368345" text:style-name="L2">
        <text:list-item>
          <text:p text:style-name="P43">date-start</text:p>
        </text:list-item>
        <text:list-item>
          <text:p text:style-name="P43">date-end</text:p>
          <text:p text:style-name="P45">Note that dates are converted to datetime objects.</text:p>
        </text:list-item>
        <text:list-item>
          <text:p text:style-name="P43">login</text:p>
        </text:list-item>
        <text:list-item>
          <text:p text:style-name="P43">password</text:p>
        </text:list-item>
      </text:list>
      <text:p text:style-name="P22"/>
      <text:p text:style-name="P23">The fetch method gets the data from the appropriate network, look at ho it is implemented in “revcontent_com.py”.</text:p>
      <text:p text:style-name="P23">The returning value must be a dictionary that contains data in this form:</text:p>
      <text:p text:style-name="P17">{</text:p>
      <text:p text:style-name="P17"><text:s text:c="4"/>__metric__: {</text:p>
      <text:p text:style-name="P17"><text:s text:c="8"/>__date__: __value___,</text:p>
      <text:p text:style-name="P17"><text:s text:c="8"/>...</text:p>
      <text:p text:style-name="P17"><text:s text:c="4"/>},</text:p>
      <text:p text:style-name="P17"><text:soft-page-break/><text:s text:c="4"/>...</text:p>
      <text:p text:style-name="P17">}</text:p>
      <text:p text:style-name="P24"><text:s text:c="4"/></text:p>
      <text:p text:style-name="P24">Where:</text:p>
      <text:p text:style-name="P25"><text:span text:style-name="T2"><text:s text:c="4"/></text:span><text:span text:style-name="T11">__metric__</text:span><text:span text:style-name="T2"> - whatever metric you want to return, most common once</text:span></text:p>
      <text:p text:style-name="P24"><text:s text:c="8"/>are 'cpm', 'impressions' and 'revenue'.</text:p>
      <text:p text:style-name="P25"><text:span text:style-name="T2"><text:s text:c="4"/></text:span><text:span text:style-name="T11">__date__</text:span><text:span text:style-name="T2"> - a date string in format "%Y%m%d" (no dashes).</text:span></text:p>
      <text:p text:style-name="P25"><text:span text:style-name="T2"><text:s text:c="4"/></text:span><text:span text:style-name="T11">__value__</text:span><text:span text:style-name="T2"> - metric's value for the date.</text:span></text:p>
      <text:p text:style-name="P6"/>
      <text:p text:style-name="P26">Example:</text:p>
      <text:p text:style-name="P28"/>
      <text:p text:style-name="P31">{</text:p>
      <text:p text:style-name="P31"><text:s text:c="4"/>"cpm": {</text:p>
      <text:p text:style-name="P31"><text:s text:c="8"/>"20160101": 2,</text:p>
      <text:p text:style-name="P31"><text:s text:c="8"/>"20160102": 2,</text:p>
      <text:p text:style-name="P31"><text:s text:c="8"/>"20160109": 2,</text:p>
      <text:p text:style-name="P31"><text:s text:c="8"/>"20160110": 2</text:p>
      <text:p text:style-name="P31"><text:s text:c="4"/>},</text:p>
      <text:p text:style-name="P31"><text:s text:c="4"/>"impressions": {</text:p>
      <text:p text:style-name="P31"><text:s text:c="8"/>"20160101": 1000,</text:p>
      <text:p text:style-name="P31"><text:s text:c="8"/>"20160102": 2000,</text:p>
      <text:p text:style-name="P31"><text:s text:c="8"/>"20160109": 9000,</text:p>
      <text:p text:style-name="P31"><text:s text:c="8"/>"20160110": 10000</text:p>
      <text:p text:style-name="P31"><text:s text:c="4"/>},</text:p>
      <text:p text:style-name="P31"><text:s text:c="4"/>"revenue": {</text:p>
      <text:p text:style-name="P31"><text:s text:c="8"/>"20160101": 2.0,</text:p>
      <text:p text:style-name="P31"><text:s text:c="8"/>"20160102": 4.0,</text:p>
      <text:p text:style-name="P31"><text:s text:c="8"/>"20160109": 18.0,</text:p>
      <text:p text:style-name="P31"><text:s text:c="8"/>"20160110": 20.0</text:p>
      <text:p text:style-name="P31"><text:s text:c="4"/>}</text:p>
      <text:p text:style-name="P31">}</text:p>
      <text:p text:style-name="P28"/>
      <text:p text:style-name="P29">NOTES:</text:p>
      <text:p text:style-name="P30">If there are gaps in the data, you don't have to fill <text:span text:style-name="T17">in </text:span>the data with zeros, just leave it empty.</text:p>
      <text:p text:style-name="P30">Do not round the values, e.g. if you have something like “9.11111...” just let it be like that.</text:p>
      <text:p text:style-name="P30"/>
      <text:p text:style-name="P34"><text:span text:style-name="T13">Some </text:span>important notes <text:span text:style-name="T13">that not yet mentioned</text:span></text:p>
      <text:list xml:id="list4431492528765861269" text:style-name="L3">
        <text:list-item>
          <text:p text:style-name="P46">You have to use <text:span text:style-name="T10">AsyncSession</text:span><text:span text:style-name="T14"> like </text:span><text:span text:style-name="T10">RevcontentCom</text:span><text:span text:style-name="T14"> from “revcontent_com.py” does. It's very similar to session from request <text:s/>library. We use tornado with just one thread, no thread blocking is allowed.</text:span></text:p>
        </text:list-item>
        <text:list-item>
          <text:p text:style-name="P47">For this test you can scrape just several of the metrics, choose anyones you like, for example: “Impressions” and “eCPM”.</text:p>
        </text:list-item>
        <text:list-item>
          <text:p text:style-name="P48">When giving an <text:span text:style-name="T18">ID</text:span> to a new fetcher use the top domain of the network that it scrapes, e.g. “some-domain.com” instead of “something.some-domain.com”, in this case file should be named “some_domain_com.py”.</text:p>
        </text:list-item>
        <text:list-item>
          <text:p text:style-name="P49"><text:span text:style-name="T21">f</text:span>ollow PEP-8 <text:span text:style-name="T19">coding style</text:span>.</text:p>
        </text:list-item>
      </text:list>
      <text:p text:style-name="P8"/>
      <text:p text:style-name="P1"><text:s/></text:p>
      <text:p text:style-name="P1"/>
      <text:p text:style-name="P3"><text:soft-page-break/>– Good luc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Courier 10 Pitch" svg:font-family="'Courier 10 Pitch'"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fo:language="en" fo:country="US"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FreeSans" style:font-family-asian="FreeSans" style:font-family-generic-asian="system" style:font-pitch-asian="variable" style:font-size-asian="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paragraph-properties fo:margin-top="0in" fo:margin-bottom="0.0972in" loext:contextual-spacing="false" fo:line-height="120%"/>
      <style:text-properties style:font-name-asian="FreeSans" style:font-family-asian="FreeSans" style:font-family-generic-asian="system" style:font-pitch-asian="variable"/>
    </style:style>
    <style:style style:name="Caption" style:family="paragraph" style:parent-style-name="Standard" style:default-outline-level="" style:class="extra">
      <style:paragraph-properties fo:margin-top="0.0835in" fo:margin-bottom="0.0835in" loext:contextual-spacing="false"/>
      <style:text-properties fo:font-size="12pt" fo:font-style="italic" style:font-name-asian="FreeSans" style:font-family-asian="FreeSans" style:font-family-generic-asian="system" style:font-pitch-asian="variable" style:font-size-asian="12pt" style:font-style-asian="italic"/>
    </style:style>
    <style:style style:name="Index" style:family="paragraph" style:parent-style-name="Standard" style:default-outline-level="" style:class="index">
      <style:text-properties style:font-name-asian="FreeSans" style:font-family-asian="FreeSans" style:font-family-generic-asian="system" style:font-pitch-asian="variable"/>
    </style:style>
    <style:style style:name="Heading_20_1" style:display-name="Heading 1" style:family="paragraph" style:parent-style-name="Heading" style:default-outline-level="1" style:list-style-name="" style:class="text">
      <style:paragraph-properties fo:margin-top="0.1665in" fo:margin-bottom="0.0835in" loext:contextual-spacing="false" fo:keep-with-next="always"/>
      <style:text-properties style:font-name="Liberation Sans1" fo:font-family="'Liberation Sans'" style:font-family-generic="swiss" style:font-pitch="variable" fo:font-size="18pt" fo:font-weight="bold" style:font-name-asian="FreeSans" style:font-family-asian="FreeSans" style:font-family-generic-asian="system" style:font-pitch-asian="variable" style:font-size-asian="18pt" style:font-weight-asian="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style>
    <style:style style:name="ListLabel_20_1" style:display-name="ListLabel 1" style:family="text">
      <style:text-properties fo:font-size="14pt" style:font-name-asian="OpenSymbol2" style:font-family-asian="OpenSymbol" style:font-family-generic-asian="system" style:font-pitch-asian="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hail </meta:initial-creator>
    <meta:creation-date>2016-01-09T15:05:00</meta:creation-date>
    <dc:date>2016-09-20T21:42:35.206004334</dc:date>
    <dc:creator>qqq </dc:creator>
    <meta:editing-duration>PT1H10S</meta:editing-duration>
    <meta:editing-cycles>18</meta:editing-cycles>
    <meta:generator>LibreOffice/4.4.3.2$Linux_X86_64 LibreOffice_project/40m0$Build-2</meta:generator>
    <meta:document-statistic meta:table-count="0" meta:image-count="0" meta:object-count="0" meta:page-count="4" meta:paragraph-count="100" meta:word-count="656" meta:character-count="4410" meta:non-whitespace-character-count="3588"/>
  </office:meta>
</office:document-meta>
</file>